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20pt" fo:font-weight="bold" officeooo:rsid="00146651" officeooo:paragraph-rsid="00146651" style:font-size-asian="20pt" style:font-weight-asian="bold" style:font-size-complex="20pt" style:font-weight-complex="bold"/>
    </style:style>
    <style:style style:name="P2" style:family="paragraph" style:parent-style-name="Standard">
      <style:paragraph-properties fo:text-align="start" style:justify-single-word="false"/>
      <style:text-properties fo:font-size="16pt" fo:font-weight="bold" officeooo:rsid="00146651" officeooo:paragraph-rsid="00146651"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4pt" fo:font-weight="bold" officeooo:rsid="00146651" officeooo:paragraph-rsid="00146651"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4pt" fo:font-weight="normal" officeooo:rsid="00146651" officeooo:paragraph-rsid="00146651"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weight="normal" officeooo:rsid="00146651" officeooo:paragraph-rsid="0027fb14" style:font-size-asian="12.25pt" style:font-weight-asian="normal" style:font-size-complex="14pt" style:font-weight-complex="normal"/>
    </style:style>
    <style:style style:name="P6" style:family="paragraph" style:parent-style-name="Standard">
      <style:paragraph-properties fo:text-align="start" style:justify-single-word="false"/>
      <style:text-properties fo:font-size="14pt" fo:font-weight="normal" officeooo:rsid="00146651" officeooo:paragraph-rsid="002d1b30" style:font-size-asian="12.25pt" style:font-weight-asian="normal" style:font-size-complex="14pt" style:font-weight-complex="normal"/>
    </style:style>
    <style:style style:name="P7" style:family="paragraph" style:parent-style-name="Standard">
      <style:paragraph-properties fo:text-align="start" style:justify-single-word="false"/>
      <style:text-properties fo:font-size="14pt" fo:font-weight="normal" officeooo:rsid="00146651" officeooo:paragraph-rsid="002e8d0d" style:font-size-asian="12.25pt" style:font-weight-asian="normal" style:font-size-complex="14pt" style:font-weight-complex="normal"/>
    </style:style>
    <style:style style:name="P8" style:family="paragraph" style:parent-style-name="Standard">
      <style:paragraph-properties fo:text-align="start" style:justify-single-word="false"/>
      <style:text-properties fo:font-size="14pt" fo:font-weight="normal" officeooo:rsid="00146651" officeooo:paragraph-rsid="002d1b30" style:font-size-asian="12.25pt" style:font-weight-asian="normal" style:font-size-complex="14pt" style:font-weight-complex="normal"/>
    </style:style>
    <style:style style:name="P9" style:family="paragraph" style:parent-style-name="Standard">
      <style:paragraph-properties fo:text-align="start" style:justify-single-word="false"/>
      <style:text-properties fo:font-size="14pt" fo:font-weight="normal" officeooo:rsid="00146651" officeooo:paragraph-rsid="00376d43" style:font-size-asian="12.25pt" style:font-weight-asian="normal" style:font-size-complex="14pt" style:font-weight-complex="normal"/>
    </style:style>
    <style:style style:name="P10" style:family="paragraph" style:parent-style-name="Standard">
      <style:paragraph-properties fo:text-align="start" style:justify-single-word="false"/>
      <style:text-properties fo:font-size="14pt" fo:font-weight="normal" officeooo:rsid="00146651" officeooo:paragraph-rsid="00395990" style:font-size-asian="12.25pt" style:font-weight-asian="normal" style:font-size-complex="14pt" style:font-weight-complex="normal"/>
    </style:style>
    <style:style style:name="P11" style:family="paragraph" style:parent-style-name="Standard">
      <style:paragraph-properties fo:text-align="start" style:justify-single-word="false"/>
      <style:text-properties fo:font-size="14pt" fo:font-weight="normal" officeooo:rsid="00395990" officeooo:paragraph-rsid="00395990" style:font-size-asian="12.25pt" style:font-weight-asian="normal" style:font-size-complex="14pt" style:font-weight-complex="normal"/>
    </style:style>
    <style:style style:name="P12" style:family="paragraph" style:parent-style-name="Standard">
      <style:paragraph-properties fo:text-align="start" style:justify-single-word="false"/>
      <style:text-properties fo:font-size="16pt" fo:font-weight="bold" officeooo:rsid="00146651" officeooo:paragraph-rsid="00362a67" style:font-size-asian="14pt" style:font-weight-asian="bold" style:font-size-complex="16pt" style:font-weight-complex="bold"/>
    </style:style>
    <style:style style:name="T1" style:family="text">
      <style:text-properties officeooo:rsid="0024cb8e"/>
    </style:style>
    <style:style style:name="T2" style:family="text">
      <style:text-properties officeooo:rsid="00286b9f"/>
    </style:style>
    <style:style style:name="T3" style:family="text">
      <style:text-properties officeooo:rsid="00362a67"/>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Graph Traversal</text:p>
      <text:p text:style-name="P1"/>
      <text:p text:style-name="P2">Depth-first search</text:p>
      <text:p text:style-name="P3"/>
      <text:p text:style-name="P4">Depth-first search (DFS) is a straight-forward graph traversal technique. The algorithm begins at a starting node, and proceeds to all other nodes that are reachable from the starting node using the edges of the graph. Depth-first search always follows a single path in the graph as long as it finds new nodes. After this, it returns to previous nodes and begins to explore other parts of the graph. The algorithm keeps track of visited nodes, so that it processes each node only once.</text:p>
      <text:p text:style-name="P4">The time complexity of depth-first search is O ( n + m ) where n is the number of nodes and m is the number of edges, because the algorithm processes each node and edge once.</text:p>
      <text:p text:style-name="P4"/>
      <text:p text:style-name="P5">Depth-first search can be conveniently implemented using recursion. The function assumes that the graph is stored as <text:span text:style-name="T1">an </text:span>adjacency list in an array. </text:p>
      <text:p text:style-name="P5"><text:span text:style-name="T2">v</text:span>ector &lt;int&gt; adj [N];</text:p>
      <text:p text:style-name="P4">and also maintains an array</text:p>
      <text:p text:style-name="P4">bool visited [N];</text:p>
      <text:p text:style-name="P6">that keeps track of the visited nodes. Initially, each array value is false , and when the search arrives at node s , the value of visited [ s ] becomes true . </text:p>
      <text:p text:style-name="P6"/>
      <text:p text:style-name="P6">The function can be implemented as follows:</text:p>
      <text:p text:style-name="P6"/>
      <text:p text:style-name="P6">void dfs( int s ) {</text:p>
      <text:p text:style-name="P7"><text:tab/>if ( visited [s] ) </text:p>
      <text:p text:style-name="P7"><text:tab/><text:tab/>return;</text:p>
      <text:p text:style-name="P6"><text:tab/>visited [s] = true;</text:p>
      <text:p text:style-name="P6"><text:tab/>// process node s</text:p>
      <text:p text:style-name="P6"><text:tab/>for (auto u : adj [s] ) {</text:p>
      <text:p text:style-name="P6"><text:tab/><text:tab/>dfs( u );</text:p>
      <text:p text:style-name="P6"><text:tab/>}</text:p>
      <text:p text:style-name="P6">}</text:p>
      <text:p text:style-name="P6"/>
      <text:p text:style-name="P6"/>
      <text:p text:style-name="P12"><text:span text:style-name="T3">Breadth</text:span>-first search</text:p>
      <text:p text:style-name="P12"/>
      <text:p text:style-name="P6">Breadth-first search (BFS) visits the nodes in increasing order of their distance</text:p>
      <text:p text:style-name="P6">from the starting node. Thus, we can calculate the distance from the starting</text:p>
      <text:p text:style-name="P6">node to all other nodes using breadth-first search. However, breadth-first search</text:p>
      <text:p text:style-name="P6">is more difficult to implement than depth-first search.</text:p>
      <text:p text:style-name="P6">Breadth-first search goes through the nodes one level after another. First the</text:p>
      <text:p text:style-name="P6">search explores the nodes whose distance from the starting node is 1, then the</text:p>
      <text:p text:style-name="P6"><text:soft-page-break/>nodes whose distance is 2, and so on. This process continues until all nodes have</text:p>
      <text:p text:style-name="P6">been visited.</text:p>
      <text:p text:style-name="P6"/>
      <text:p text:style-name="P6">queue&lt;int&gt; q;</text:p>
      <text:p text:style-name="P6">bool visited[N];</text:p>
      <text:p text:style-name="P9">int distance[N];</text:p>
      <text:p text:style-name="P9"/>
      <text:p text:style-name="P9">visited[x] = true;</text:p>
      <text:p text:style-name="P6">distance[x] = 0;</text:p>
      <text:p text:style-name="P6">q.push(x);</text:p>
      <text:p text:style-name="P6">while (!q.empty()) {</text:p>
      <text:p text:style-name="P10"><text:tab/>int s = q.front(); </text:p>
      <text:p text:style-name="P10"><text:tab/>q.pop();</text:p>
      <text:p text:style-name="P6"><text:tab/>// process node s</text:p>
      <text:p text:style-name="P6"><text:tab/>for (auto u : adj[s]) {</text:p>
      <text:p text:style-name="P6"><text:tab/><text:tab/>if (visited[u]) continue;</text:p>
      <text:p text:style-name="P6"><text:tab/><text:tab/>visited[u] = true;</text:p>
      <text:p text:style-name="P6"><text:tab/><text:tab/>distance[u] = distance[s]+1;</text:p>
      <text:p text:style-name="P6"><text:tab/><text:tab/>q.push(u);</text:p>
      <text:p text:style-name="P6"><text:tab/>}</text:p>
      <text:p text:style-name="P11">}</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7-25T00:51:51.299830295</meta:creation-date>
    <dc:date>2020-08-04T20:03:44.079419295</dc:date>
    <meta:editing-duration>PT52M23S</meta:editing-duration>
    <meta:editing-cycles>33</meta:editing-cycles>
    <meta:generator>LibreOffice/6.0.7.3$Linux_X86_64 LibreOffice_project/00m0$Build-3</meta:generator>
    <meta:document-statistic meta:table-count="0" meta:image-count="0" meta:object-count="0" meta:page-count="2" meta:paragraph-count="45" meta:word-count="363" meta:character-count="2070" meta:non-whitespace-character-count="1726"/>
  </office:meta>
</office:document-meta>
</file>